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3d3ce" officeooo:paragraph-rsid="0003d3ce" style:font-size-asian="21pt" style:font-weight-asian="bold" style:font-size-complex="24pt" style:font-weight-complex="bold"/>
    </style:style>
    <style:style style:name="P2" style:family="paragraph" style:parent-style-name="Standard" style:list-style-name="L3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3d3ce" officeooo:paragraph-rsid="0003d3ce" style:font-size-asian="12.25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Bullet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o practico 1 POO </text:p>
      <text:list xml:id="list450479728" text:style-name="L3">
        <text:list-item>
          <text:p text:style-name="P2">Ejercicio 1: </text:p>
          <text:p text:style-name="P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00:36:53.153774947</meta:creation-date>
    <dc:date>2023-03-16T00:49:45.818107157</dc:date>
    <meta:editing-duration>PT2M22S</meta:editing-duration>
    <meta:editing-cycles>1</meta:editing-cycles>
    <meta:document-statistic meta:table-count="0" meta:image-count="0" meta:object-count="0" meta:page-count="1" meta:paragraph-count="3" meta:word-count="8" meta:character-count="38" meta:non-whitespace-character-count="32"/>
    <meta:generator>LibreOffice/7.3.7.2$Linux_X86_64 LibreOffice_project/30$Build-2</meta:generator>
  </office:meta>
</office:document-meta>
</file>